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1832" calcext:value-type="float">
            <text:p>92.3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2504" calcext:value-type="float">
            <text:p>91.6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62" calcext:value-type="float">
            <text:p>91.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336" calcext:value-type="float">
            <text:p>91.4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5824" calcext:value-type="float">
            <text:p>91.5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5968" calcext:value-type="float">
            <text:p>91.9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7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4168" calcext:value-type="float">
            <text:p>81.3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9224" calcext:value-type="float">
            <text:p>80.6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6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6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6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101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5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